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 style:data-style-name="N10104">
      <style:table-cell-properties fo:background-color="transparent" fo:padding="0.0382in" fo:border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Test Style">
        <table:table-column table:style-name="Table1.A"/>
        <table:table-row table:style-name="Table1.1">
          <table:table-cell table:style-name="Table1.A1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Test_20_Style.1" style:display-name="Test Style.1" style:family="table-cell">
      <style:table-cell-properties fo:border-left="0.06pt solid #000000" fo:border-top="0.06pt solid #000000" fo:border-bottom="0.06pt solid #000000"/>
      <style:text-properties style:font-size-asian="10.5pt" style:font-name-complex="Lohit Devanagari" style:font-family-complex="'Lohit Devanagari'"/>
    </style:style>
    <style:style style:name="Test_20_Style.2" style:display-name="Test Style.2" style:family="table-cell">
      <style:table-cell-properties fo:border-left="0.06pt solid #000000" fo:border-bottom="0.06pt solid #000000"/>
      <style:text-properties style:font-size-asian="10.5pt" style:font-name-complex="Lohit Devanagari" style:font-family-complex="'Lohit Devanagari'"/>
    </style:style>
    <style:style style:name="Test_20_Style.3" style:display-name="Test Style.3" style:family="table-cell">
      <style:table-cell-properties fo:border-left="0.06pt solid #000000" fo:border-bottom="0.06pt solid #000000"/>
      <style:text-properties style:font-size-asian="10.5pt" style:font-name-complex="Lohit Devanagari" style:font-family-complex="'Lohit Devanagari'"/>
    </style:style>
    <style:style style:name="Test_20_Style.4" style:display-name="Test Style.4" style:family="table-cell">
      <style:table-cell-properties fo:border-left="0.06pt solid #000000" fo:border-right="0.06pt solid #000000" fo:border-bottom="0.06pt solid #000000"/>
      <style:text-properties style:font-size-asian="10.5pt" style:font-name-complex="Lohit Devanagari" style:font-family-complex="'Lohit Devanagari'"/>
    </style:style>
    <style:style style:name="Test_20_Style.5" style:display-name="Test Style.5" style:family="table-cell">
      <style:table-cell-properties fo:border-left="0.06pt solid #000000" fo:border-bottom="0.06pt solid #000000"/>
      <style:text-properties style:font-size-asian="10.5pt" style:font-name-complex="Lohit Devanagari" style:font-family-complex="'Lohit Devanagari'"/>
    </style:style>
    <style:style style:name="Test_20_Style.6" style:display-name="Test Style.6" style:family="table-cell">
      <style:table-cell-properties fo:border-left="0.06pt solid #000000" fo:border-bottom="0.06pt solid #000000"/>
      <style:text-properties style:font-size-asian="10.5pt" style:font-name-complex="Lohit Devanagari" style:font-family-complex="'Lohit Devanagari'"/>
    </style:style>
    <style:style style:name="Test_20_Style.7" style:display-name="Test Style.7" style:family="table-cell">
      <style:table-cell-properties fo:border-left="0.06pt solid #000000" fo:border-bottom="0.06pt solid #000000"/>
      <style:text-properties style:font-size-asian="10.5pt" style:font-name-complex="Lohit Devanagari" style:font-family-complex="'Lohit Devanagari'"/>
    </style:style>
    <style:style style:name="Test_20_Style.8" style:display-name="Test Style.8" style:family="table-cell">
      <style:table-cell-properties fo:border-left="0.06pt solid #000000" fo:border-bottom="0.06pt solid #000000"/>
      <style:text-properties style:font-size-asian="10.5pt" style:font-name-complex="Lohit Devanagari" style:font-family-complex="'Lohit Devanagari'"/>
    </style:style>
    <style:style style:name="Test_20_Style.9" style:display-name="Test Style.9" style:family="table-cell">
      <style:table-cell-properties fo:border-left="0.06pt solid #000000" fo:border-bottom="0.06pt solid #000000"/>
      <style:text-properties style:font-size-asian="10.5pt" style:font-name-complex="Lohit Devanagari" style:font-family-complex="'Lohit Devanagari'"/>
    </style:style>
    <style:style style:name="Test_20_Style.10" style:display-name="Test Style.10" style:family="table-cell">
      <style:table-cell-properties fo:border-left="0.06pt solid #000000" fo:border-right="0.06pt solid #000000" fo:border-bottom="0.06pt solid #000000"/>
      <style:text-properties style:font-size-asian="10.5pt" style:font-name-complex="Lohit Devanagari" style:font-family-complex="'Lohit Devanagari'"/>
    </style:style>
    <style:style style:name="Test_20_Style.11" style:display-name="Test Style.11" style:family="table-cell" style:data-style-name="N10104">
      <style:table-cell-properties fo:border-left="0.06pt solid #000000" fo:border-top="0.06pt solid #000000" fo:border-bottom="0.06pt solid #000000"/>
      <style:text-properties style:font-size-asian="10.5pt" style:font-name-complex="Lohit Devanagari" style:font-family-complex="'Lohit Devanagari'"/>
    </style:style>
    <style:style style:name="Test_20_Style.12" style:display-name="Test Style.12" style:family="table-cell">
      <style:table-cell-properties fo:border-left="0.06pt solid #000000" fo:border-right="0.06pt solid #000000" fo:border-top="0.06pt solid #000000" fo:border-bottom="0.06pt solid #000000"/>
      <style:text-properties style:font-size-asian="10.5pt" style:font-name-complex="Lohit Devanagari" style:font-family-complex="'Lohit Devanagari'"/>
    </style:style>
    <style:style style:name="Test_20_Style.13" style:display-name="Test Style.13" style:family="table-cell">
      <style:table-cell-properties fo:border-left="0.06pt solid #000000" fo:border-bottom="0.06pt solid #000000"/>
      <style:text-properties style:font-size-asian="10.5pt" style:font-name-complex="Lohit Devanagari" style:font-family-complex="'Lohit Devanagari'"/>
    </style:style>
    <style:style style:name="Test_20_Style.14" style:display-name="Test Style.14" style:family="table-cell">
      <style:table-cell-properties fo:border-left="0.06pt solid #000000" fo:border-right="0.06pt solid #000000" fo:border-bottom="0.06pt solid #000000"/>
      <style:text-properties style:font-size-asian="10.5pt" style:font-name-complex="Lohit Devanagari" style:font-family-complex="'Lohit Devanagari'"/>
    </style:style>
    <style:style style:name="Test_20_Style.15" style:display-name="Test Style.15" style:family="table-cell">
      <style:table-cell-properties fo:border-left="0.06pt solid #000000" fo:border-top="0.06pt solid #000000" fo:border-bottom="0.06pt solid #000000"/>
      <style:text-properties style:font-size-asian="10.5pt" style:font-name-complex="Lohit Devanagari" style:font-family-complex="'Lohit Devanagari'"/>
    </style:style>
    <style:style style:name="Test_20_Style.16" style:display-name="Test Style.16" style:family="table-cell">
      <style:table-cell-properties fo:border-left="0.06pt solid #000000" fo:border-bottom="0.06pt solid #000000"/>
      <style:text-properties style:font-size-asian="10.5pt" style:font-name-complex="Lohit Devanagari" style:font-family-complex="'Lohit Devanagari'"/>
    </style:style>
    <table:table-template table:name="Test Style" table:first-row-end-column="row" table:first-row-start-column="row" table:last-row-end-column="row" table:last-row-start-column="row">
      <table:first-row table:style-name="Test_20_Style.1"/>
      <table:last-row table:style-name="Test_20_Style.2"/>
      <table:first-column table:style-name="Test_20_Style.3"/>
      <table:last-column table:style-name="Test_20_Style.4"/>
      <table:body table:style-name="Test_20_Style.9"/>
      <table:even-rows table:style-name="Test_20_Style.5"/>
      <table:odd-rows table:style-name="Test_20_Style.6"/>
      <table:even-columns table:style-name="Test_20_Style.7"/>
      <table:odd-columns table:style-name="Test_20_Style.8"/>
      <table:background table:style-name="Test_20_Style.10"/>
      <loext:first-row-even-column table:style-name="Test_20_Style.15"/>
      <loext:last-row-even-column table:style-name="Test_20_Style.16"/>
      <loext:first-row-end-column table:style-name="Test_20_Style.12"/>
      <loext:first-row-start-column table:style-name="Test_20_Style.11"/>
      <loext:last-row-end-column table:style-name="Test_20_Style.14"/>
      <loext:last-row-start-column table:style-name="Tes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5T21:36:21.251493784</meta:creation-date>
    <dc:date>2020-02-25T21:36:50.978949647</dc:date>
    <meta:editing-duration>PT30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Dev/7.0.0.0.alpha0$Linux_X86_64 LibreOffice_project/b136d1505da66fa72bf86e812978eae9df7f0bed</meta:generator>
  </office:meta>
</office:document-meta>
</file>